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2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3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ic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ubtype</text:p>
          </table:table-cell>
          <table:table-cell table:style-name="ce9" office:value-type="string" calcext:value-type="string">
            <text:p>animation_library</text:p>
          </table:table-cell>
          <table:table-cell table:style-name="ce9" office:value-type="string" calcext:value-type="string">
            <text:p>damage</text:p>
          </table:table-cell>
          <table:table-cell table:style-name="ce9" office:value-type="string" calcext:value-type="string">
            <text:p>knockback</text:p>
          </table:table-cell>
          <table:table-cell table:style-name="ce9" office:value-type="string" calcext:value-type="string">
            <text:p>stamina_cost_per_normal_attack</text:p>
          </table:table-cell>
          <table:table-cell table:style-name="ce9" office:value-type="string" calcext:value-type="string">
            <text:p>condition_cost_per_normal_attack</text:p>
          </table:table-cell>
          <table:table-cell table:style-name="ce9" office:value-type="string" calcext:value-type="string">
            <text:p>ability_desc</text:p>
          </table:table-cell>
          <table:table-cell table:style-name="ce9" office:value-type="string" calcext:value-type="string">
            <text:p>ability_icon</text:p>
          </table:table-cell>
          <table:table-cell table:style-name="ce9" office:value-type="string" calcext:value-type="string">
            <text:p>stamina_to_activate_ability</text:p>
          </table:table-cell>
          <table:table-cell table:style-name="ce9" office:value-type="string" calcext:value-type="string">
            <text:p>souls_to_activate_ability</text:p>
          </table:table-cell>
          <table:table-cell table:style-name="ce9" office:value-type="string" calcext:value-type="string">
            <text:p>ability_damage</text:p>
          </table:table-cell>
          <table:table-cell table:style-name="ce9" office:value-type="string" calcext:value-type="string">
            <text:p>ability_knockback</text:p>
          </table:table-cell>
          <table:table-cell table:style-name="ce9" office:value-type="string" calcext:value-type="string">
            <text:p>ability_condition_cost</text:p>
          </table:table-cell>
          <table:table-cell table:style-name="ce9"/>
          <table:table-cell table:style-name="ce9" office:value-type="string" calcext:value-type="string">
            <text:p>num_normal_attacks</text:p>
          </table:table-cell>
          <table:table-cell table:style-name="ce9" office:value-type="string" calcext:value-type="string">
            <text:p>increase_num_normal_attacks_on_ability</text:p>
          </table:table-cell>
          <table:table-cell table:style-name="ce9" office:value-type="string" calcext:value-type="string">
            <text:p>invert_scale_when_looking_left</text:p>
          </table:table-cell>
          <table:table-cell table:style-name="ce9"/>
          <table:table-cell table:style-name="ce9" office:value-type="string" calcext:value-type="string">
            <text:p>projectile_scene_path</text:p>
          </table:table-cell>
          <table:table-cell table:style-name="ce9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res://Art/16x16 Pixel Art Roguelike (Forest) Pack/weapons/dagger.png</text:p>
          </table:table-cell>
          <table:table-cell table:style-name="ce10" office:value-type="string" calcext:value-type="string">
            <text:p>res://Art/16x16 Pixel Art Roguelike (Forest) Pack/weapons/weapon icons/Dagger_icon.png</text:p>
          </table:table-cell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res://Art/16x16 Pixel Art Roguelike (Forest) Pack/weapons/weapon icons/Dagger_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res://Art/16x16 Pixel Art Roguelike (Forest) Pack/weapons/branch_with_leaves.png</text:p>
          </table:table-cell>
          <table:table-cell table:style-name="ce10" office:value-type="string" calcext:value-type="string">
            <text:p>res://Art/16x16 Pixel Art Roguelike (Forest) Pack/weapons/weapon icons/branch_icon.png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10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dragon_killer</text:p>
          </table:table-cell>
          <table:table-cell table:style-name="ce10" office:value-type="string" calcext:value-type="string">
            <text:p>DRAGON_KILLER</text:p>
          </table:table-cell>
          <table:table-cell table:style-name="ce10" office:value-type="string" calcext:value-type="string">
            <text:p>res://Art/16x16 Pixel Art Roguelike (Forest) Pack/weapons/Dragon killer.png</text:p>
          </table:table-cell>
          <table:table-cell table:style-name="ce10" office:value-type="string" calcext:value-type="string">
            <text:p>res://Art/16x16 Pixel Art Roguelike (Forest) Pack/weapons/weapon icons/Dragon_killer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Shockwave (Explosion)</text:p>
          </table:table-cell>
          <table:table-cell table:style-name="ce10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res://Art/16x16 Pixel Art Roguelike (Forest) Pack/weapons/katana.png</text:p>
          </table:table-cell>
          <table:table-cell table:style-name="ce10" office:value-type="string" calcext:value-type="string">
            <text:p>res://Art/16x16 Pixel Art Roguelike (Forest) Pack/weapons/weapon icons/katana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Air Slash (Filo-proyectil)</text:p>
          </table:table-cell>
          <table:table-cell table:style-name="ce10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orc_sword</text:p>
          </table:table-cell>
          <table:table-cell table:style-name="ce10" office:value-type="string" calcext:value-type="string">
            <text:p>ORC_SWORD</text:p>
          </table:table-cell>
          <table:table-cell table:style-name="ce10" office:value-type="string" calcext:value-type="string">
            <text:p>res://Art/16x16 Pixel Art Roguelike (Forest) Pack/weapons/Orc sword.png</text:p>
          </table:table-cell>
          <table:table-cell table:style-name="ce10" office:value-type="string" calcext:value-type="string">
            <text:p>res://Art/16x16 Pixel Art Roguelike (Forest) Pack/weapons/weapon icons/Orc_sword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Intimidación (congela enemigos)</text:p>
          </table:table-cell>
          <table:table-cell table:style-name="ce10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cimitar</text:p>
          </table:table-cell>
          <table:table-cell table:style-name="ce10" office:value-type="string" calcext:value-type="string">
            <text:p>SCIMITAR</text:p>
          </table:table-cell>
          <table:table-cell table:style-name="ce10" office:value-type="string" calcext:value-type="string">
            <text:p>res://Art/16x16 Pixel Art Roguelike (Forest) Pack/weapons/Scimitar.png</text:p>
          </table:table-cell>
          <table:table-cell table:style-name="ce10" office:value-type="string" calcext:value-type="string">
            <text:p>res://Art/16x16 Pixel Art Roguelike (Forest) Pack/weapons/weapon icons/Scimitar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Golpes rapidos</text:p>
          </table:table-cell>
          <table:table-cell table:style-name="ce10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rior_sword</text:p>
          </table:table-cell>
          <table:table-cell table:style-name="ce10" office:value-type="string" calcext:value-type="string">
            <text:p>WARRIOR_SWORD</text:p>
          </table:table-cell>
          <table:table-cell table:style-name="ce10" office:value-type="string" calcext:value-type="string">
            <text:p>res://Art/16x16 Pixel Art Roguelike (Forest) Pack/weapons/Warrior sword.png</text:p>
          </table:table-cell>
          <table:table-cell table:style-name="ce10" office:value-type="string" calcext:value-type="string">
            <text:p>res://Art/16x16 Pixel Art Roguelike (Forest) Pack/weapons/weapon icons/Warrior_sword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Ataque en círculo</text:p>
          </table:table-cell>
          <table:table-cell table:style-name="ce10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1" office:value-type="string" calcext:value-type="string">
            <text:p>rusty_sword</text:p>
          </table:table-cell>
          <table:table-cell table:style-name="ce11" office:value-type="string" calcext:value-type="string">
            <text:p>RUSTY_SWORD</text:p>
          </table:table-cell>
          <table:table-cell table:style-name="ce11" office:value-type="string" calcext:value-type="string">
            <text:p>res://Art/16x16 Pixel Art Roguelike (Forest) Pack/weapons/rusty_sword.png</text:p>
          </table:table-cell>
          <table:table-cell table:style-name="ce11" office:value-type="string" calcext:value-type="string">
            <text:p>res://Art/16x16 Pixel Art Roguelike (Forest) Pack/weapons/weapon icons/Rusty_sword_icon.png</text:p>
          </table:table-cell>
          <table:table-cell table:style-name="ce11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1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.3</text:p>
          </table:table-cell>
          <table:table-cell table:style-name="ce11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kombat_hammer</text:p>
          </table:table-cell>
          <table:table-cell table:style-name="ce10" office:value-type="string" calcext:value-type="string">
            <text:p>KOMBAT_HAMMER</text:p>
          </table:table-cell>
          <table:table-cell table:style-name="ce10" office:value-type="string" calcext:value-type="string">
            <text:p>res://Art/16x16 Pixel Art Roguelike (Forest) Pack/weapons/Kombat hammer.png</text:p>
          </table:table-cell>
          <table:table-cell table:style-name="ce10" office:value-type="string" calcext:value-type="string">
            <text:p>res://Art/16x16 Pixel Art Roguelike (Forest) Pack/weapons/weapon icons/Kombat_hammer_icon.png</text:p>
          </table:table-cell>
          <table:table-cell table:style-name="ce10" office:value-type="string" calcext:value-type="string">
            <text:p>HAMMER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Terremoto direccional</text:p>
          </table:table-cell>
          <table:table-cell table:style-name="ce10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_hammer</text:p>
          </table:table-cell>
          <table:table-cell table:style-name="ce10" office:value-type="string" calcext:value-type="string">
            <text:p>WAR_HAMMER</text:p>
          </table:table-cell>
          <table:table-cell table:style-name="ce10" office:value-type="string" calcext:value-type="string">
            <text:p>res://Art/16x16 Pixel Art Roguelike (Forest) Pack/weapons/war hammer.png</text:p>
          </table:table-cell>
          <table:table-cell table:style-name="ce10" office:value-type="string" calcext:value-type="string">
            <text:p>res://Art/16x16 Pixel Art Roguelike (Forest) Pack/weapons/weapon icons/war_hammer_icon.png</text:p>
          </table:table-cell>
          <table:table-cell table:style-name="ce10" office:value-type="string" calcext:value-type="string">
            <text:p>HAMM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Terremoto círculo</text:p>
          </table:table-cell>
          <table:table-cell table:style-name="ce10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harp_axe</text:p>
          </table:table-cell>
          <table:table-cell table:style-name="ce10" office:value-type="string" calcext:value-type="string">
            <text:p>SHARP_AXE</text:p>
          </table:table-cell>
          <table:table-cell table:style-name="ce10" office:value-type="string" calcext:value-type="string">
            <text:p>res://Art/16x16 Pixel Art Roguelike (Forest) Pack/weapons/Sharp axe.png</text:p>
          </table:table-cell>
          <table:table-cell table:style-name="ce10" office:value-type="string" calcext:value-type="string">
            <text:p>res://Art/16x16 Pixel Art Roguelike (Forest) Pack/weapons/weapon icons/Sharp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10" office:value-type="string" calcext:value-type="string">
            <text:p>Filos en varias direcciones</text:p>
          </table:table-cell>
          <table:table-cell table:style-name="ce10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mall_axe</text:p>
          </table:table-cell>
          <table:table-cell table:style-name="ce10" office:value-type="string" calcext:value-type="string">
            <text:p>SMALL_AXE</text:p>
          </table:table-cell>
          <table:table-cell table:style-name="ce10" office:value-type="string" calcext:value-type="string">
            <text:p>res://Art/16x16 Pixel Art Roguelike (Forest) Pack/weapons/Smol axe.png</text:p>
          </table:table-cell>
          <table:table-cell table:style-name="ce10" office:value-type="string" calcext:value-type="string">
            <text:p>res://Art/16x16 Pixel Art Roguelike (Forest) Pack/weapons/weapon icons/Small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Filo grande</text:p>
          </table:table-cell>
          <table:table-cell table:style-name="ce10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_axe</text:p>
          </table:table-cell>
          <table:table-cell table:style-name="ce10" office:value-type="string" calcext:value-type="string">
            <text:p>WAR_AXE</text:p>
          </table:table-cell>
          <table:table-cell table:style-name="ce10" office:value-type="string" calcext:value-type="string">
            <text:p>res://Art/16x16 Pixel Art Roguelike (Forest) Pack/weapons/War axe.png</text:p>
          </table:table-cell>
          <table:table-cell table:style-name="ce10" office:value-type="string" calcext:value-type="string">
            <text:p>res://Art/16x16 Pixel Art Roguelike (Forest) Pack/weapons/weapon icons/War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Bumerang attack</text:p>
          </table:table-cell>
          <table:table-cell table:style-name="ce10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res://Art/16x16 Pixel Art Roguelike (Forest) Pack/weapons/Spear.png</text:p>
          </table:table-cell>
          <table:table-cell table:style-name="ce10" office:value-type="string" calcext:value-type="string">
            <text:p>res://Art/16x16 Pixel Art Roguelike (Forest) Pack/weapons/weapon icons/Spear_icon.png</text:p>
          </table:table-cell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0" office:value-type="string" calcext:value-type="string">
            <text:p>wooden_bow</text:p>
          </table:table-cell>
          <table:table-cell table:style-name="ce10" office:value-type="string" calcext:value-type="string">
            <text:p>WOODEN_BOW</text:p>
          </table:table-cell>
          <table:table-cell table:style-name="ce10" office:value-type="string" calcext:value-type="string">
            <text:p>res://Art/16x16 Pixel Art Roguelike (Forest) Pack/weapons/wooden_bow_prop.png</text:p>
          </table:table-cell>
          <table:table-cell table:style-name="ce10" office:value-type="string" calcext:value-type="string">
            <text:p>res://Art/16x16 Pixel Art Roguelike (Forest) Pack/weapons/weapon icons/wooden_bow_icon.png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10" office:value-type="string" calcext:value-type="string">
            <text:p>Shoot 3 arrows</text:p>
          </table:table-cell>
          <table:table-cell table:style-name="ce10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>
            <text:p>short_wooden_bow</text:p>
          </table:table-cell>
          <table:table-cell table:style-name="ce11" office:value-type="string" calcext:value-type="string">
            <text:p>SHORT_WOODEN_BOW</text:p>
          </table:table-cell>
          <table:table-cell table:style-name="ce11" office:value-type="string" calcext:value-type="string">
            <text:p>res://Art/16x16 Pixel Art Roguelike (Forest) Pack/weapons/short_wooden_bow_prop.png</text:p>
          </table:table-cell>
          <table:table-cell table:style-name="ce11"/>
          <table:table-cell table:style-name="ce11" office:value-type="string" calcext:value-type="string">
            <text:p>BOW</text:p>
          </table:table-cell>
          <table:table-cell table:style-name="ce10" office:value-type="string" calcext:value-type="string">
            <text:p>NONE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1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wooden_crossbow</text:p>
          </table:table-cell>
          <table:table-cell table:style-name="ce10" office:value-type="string" calcext:value-type="string">
            <text:p>WOODEN_CROSSBOW</text:p>
          </table:table-cell>
          <table:table-cell table:style-name="ce10" office:value-type="string" calcext:value-type="string">
            <text:p>res://Art/16x16 Pixel Art Roguellike Sewer Pack/Weapons/Wooden Crossbow/Wooden_Crossbow_prop.png</text:p>
          </table:table-cell>
          <table:table-cell table:style-name="ce10" office:value-type="string" calcext:value-type="string">
            <text:p>res://Art/16x16 Pixel Art Roguelike (Forest) Pack/weapons/weapon icons/Wooden_crossbow_icon.png</text:p>
          </table:table-cell>
          <table:table-cell table:style-name="ce10" office:value-type="string" calcext:value-type="string">
            <text:p>CROSSBO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7" calcext:value-type="float">
            <text:p>1.7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royal_crossbow</text:p>
          </table:table-cell>
          <table:table-cell table:style-name="ce10" office:value-type="string" calcext:value-type="string">
            <text:p>ROYAL_CROSSBOW</text:p>
          </table:table-cell>
          <table:table-cell table:style-name="ce10" office:value-type="string" calcext:value-type="string">
            <text:p>res://Art/16x16 Pixel Art Roguellike Sewer Pack/Weapons/Royal Crossbow/Royal_Crossbow_prop.png</text:p>
          </table:table-cell>
          <table:table-cell table:style-name="ce10" office:value-type="string" calcext:value-type="string">
            <text:p>res://Art/16x16 Pixel Art Roguelike (Forest) Pack/weapons/weapon icons/Royal_crossbow_icon.png</text:p>
          </table:table-cell>
          <table:table-cell table:style-name="ce10" office:value-type="string" calcext:value-type="string">
            <text:p>CROSSBO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8" calcext:value-type="float">
            <text:p>1.8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1" office:value-type="string" calcext:value-type="string">
            <text:p>lightning_stick</text:p>
          </table:table-cell>
          <table:table-cell table:style-name="ce11" office:value-type="string" calcext:value-type="string">
            <text:p>LIGHTNING_STICK</text:p>
          </table:table-cell>
          <table:table-cell table:style-name="ce11" office:value-type="string" calcext:value-type="string">
            <text:p>res://Art/16x16 Pixel Art Roguelike (Forest) Pack/weapons/druid_scepter.png</text:p>
          </table:table-cell>
          <table:table-cell table:style-name="ce11" office:value-type="string" calcext:value-type="string">
            <text:p>res://Art/16x16 Pixel Art Roguelike (Forest) Pack/weapons/weapon icons/Druid_Scepter_icon.png</text:p>
          </table:table-cell>
          <table:table-cell table:style-name="ce11" office:value-type="string" calcext:value-type="string">
            <text:p>SCEPTER</text:p>
          </table:table-cell>
          <table:table-cell table:style-name="ce10" office:value-type="string" calcext:value-type="string">
            <text:p>NONE</text:p>
          </table:table-cell>
          <table:table-cell table:style-name="ce11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4" calcext:value-type="float">
            <text:p>1.4</text:p>
          </table:table-cell>
          <table:table-cell table:style-name="ce11"/>
          <table:table-cell table:style-name="ce11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necromancer_scepter</text:p>
          </table:table-cell>
          <table:table-cell table:style-name="ce10" office:value-type="string" calcext:value-type="string">
            <text:p>NECROMANCER_SCEPTER</text:p>
          </table:table-cell>
          <table:table-cell table:style-name="ce10" office:value-type="string" calcext:value-type="string">
            <text:p>res://Art/16x16 Pixel Art Roguellike Sewer Pack/Enemies/Tromp the necromancer/tromp scepter.png</text:p>
          </table:table-cell>
          <table:table-cell table:style-name="ce10"/>
          <table:table-cell table:style-name="ce10" office:value-type="string" calcext:value-type="string">
            <text:p>SCEPT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0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0" office:value-type="string" calcext:value-type="string">
            <text:p>double_sword</text:p>
          </table:table-cell>
          <table:table-cell table:style-name="ce10" office:value-type="string" calcext:value-type="string">
            <text:p>DOUBLE_SWORD</text:p>
          </table:table-cell>
          <table:table-cell table:style-name="ce10" office:value-type="string" calcext:value-type="string">
            <text:p>res://Art/16x16 Pixel Art Roguelike (Forest) Pack/weapons/Double Sword.png</text:p>
          </table:table-cell>
          <table:table-cell table:style-name="ce10" office:value-type="string" calcext:value-type="string">
            <text:p>res://Art/16x16 Pixel Art Roguelike (Forest) Pack/weapons/weapon icons/Double_Sword_icon.png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" calcext:value-type="float">
            <text:p>0.7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x_hp</text:p>
          </table:table-cell>
          <table:table-cell table:style-name="ce9" office:value-type="string" calcext:value-type="string">
            <text:p>mass</text:p>
          </table:table-cell>
          <table:table-cell table:style-name="ce9" office:value-type="string" calcext:value-type="string">
            <text:p>acceleration</text:p>
          </table:table-cell>
          <table:table-cell table:style-name="ce9" office:value-type="string" calcext:value-type="string">
            <text:p>max_speed</text:p>
          </table:table-cell>
          <table:table-cell table:style-name="ce9" office:value-type="string" calcext:value-type="string">
            <text:p>flying</text:p>
          </table:table-cell>
          <table:table-cell table:style-name="ce9" office:value-type="string" calcext:value-type="string">
            <text:p>can_be_knocked_back</text:p>
          </table:table-cell>
          <table:table-cell table:style-name="ce9" office:value-type="string" calcext:value-type="string">
            <text:p>motionless</text:p>
          </table:table-cell>
          <table:table-cell table:style-name="ce9" office:value-type="string" calcext:value-type="string">
            <text:p>resistances</text:p>
          </table:table-cell>
          <table:table-cell table:style-name="ce9" table:content-validation-name="val2" office:value-type="string" calcext:value-type="string">
            <text:p>body_type</text:p>
          </table:table-cell>
          <table:table-cell table:style-name="ce9" office:value-type="string" calcext:value-type="string">
            <text:p>biomes</text:p>
          </table:table-cell>
          <table:table-cell table:style-name="ce9"/>
          <table:table-cell table:style-name="ce9" office:value-type="string" calcext:value-type="string">
            <text:p>icon</text:p>
          </table:table-cell>
          <table:table-cell table:style-name="ce9" office:value-type="string" calcext:value-type="string">
            <text:p>coins</text:p>
          </table:table-cell>
          <table:table-cell table:style-name="ce9" office:value-type="string" calcext:value-type="string">
            <text:p>souls</text:p>
          </table:table-cell>
          <table:table-cell table:style-name="ce9" office:value-type="string" calcext:value-type="string">
            <text:p>dark_souls</text:p>
          </table:table-cell>
          <table:table-cell table:style-name="ce9" office:value-type="string" calcext:value-type="string">
            <text:p>food_prob</text:p>
          </table:table-cell>
          <table:table-cell table:style-name="ce9" office:value-type="string" calcext:value-type="string">
            <text:p>armor_shard_prob</text:p>
          </table:table-cell>
          <table:table-cell table:style-name="ce9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laye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,sewer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 table:content-validation-name="val2"/>
          <table:table-cell table:style-name="ce25" table:content-validation-name="val3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practice_dummy</text:p>
          </table:table-cell>
          <table:table-cell table:style-name="ce25" office:value-type="float" office:value="500000" calcext:value-type="float">
            <text:p>500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4"/>
          <table:table-cell table:style-name="ce42"/>
          <table:table-cell table:style-name="ce25" table:number-columns-repeated="3"/>
          <table:table-cell table:style-name="ce25" table:content-validation-name="val1"/>
          <table:table-cell table:style-name="ce25" table:content-validation-name="val2"/>
          <table:table-cell table:style-name="ce25" table:content-validation-name="val3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toasted_mar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aked_mark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mored_mark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ol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mole/mol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_eg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nak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nake/snake_icon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flying_creatur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flying creature/fly_anim_f0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goblin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goblin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rk_gobli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dark_goblin_icon.png</text:p>
          </table:table-cell>
          <table:table-cell table:style-name="ce25" office:value-type="string" calcext:value-type="string">
            <text:p>3-6</text:p>
          </table:table-cell>
          <table:table-cell table:style-name="ce25" office:value-type="string" calcext:value-type="string">
            <text:p>2-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ield_knight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 table:number-columns-repeated="2"/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ear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lowpipe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omb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aman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mall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small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edium_slim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medium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ig_slime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oop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string" calcext:value-type="string">
            <text:p>0-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cheleton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gger_skelebro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mer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ance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ile_of_bones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insecton_mus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ra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goos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crates</text:p>
          </table:table-cell>
          <table:table-cell table:style-name="ce25" table:number-columns-repeated="2"/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footma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crates</text:p>
          </table:table-cell>
          <table:table-cell table:style-name="ce25" table:number-columns-repeated="2"/>
          <table:table-cell table:style-name="ce43" office:value-type="string" calcext:value-type="string">
            <text:p>0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25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crossbowma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crates</text:p>
          </table:table-cell>
          <table:table-cell table:style-name="ce25" table:number-columns-repeated="2"/>
          <table:table-cell table:style-name="ce43" office:value-type="string" calcext:value-type="string">
            <text:p>0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.015" calcext:value-type="float">
            <text:p>0.015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 table:content-validation-name="val2"/>
          <table:table-cell table:style-name="ce25" table:content-validation-name="val3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boden_the_druid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ecro_tromp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25" office:value-type="string" calcext:value-type="string">
            <text:p>10-15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crocodile_joe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6">
          <table:table-cell table:number-columns-repeated="8"/>
          <table:table-cell table:content-validation-name="val1"/>
          <table:table-cell table:content-validation-name="val2"/>
          <table:table-cell table:content-validation-name="val3"/>
          <table:table-cell table:number-columns-repeated="1013"/>
        </table:table-row>
        <table:table-row table:style-name="ro2">
          <table:table-cell table:number-columns-repeated="8"/>
          <table:table-cell table:content-validation-name="val1"/>
          <table:table-cell table:content-validation-name="val2"/>
          <table:table-cell table:content-validation-name="val3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time-style style:name="N1015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9" number:language="en" number:country="US">
      <number:month number:textual="true"/>
      <number:text>-</number:text>
      <number:year/>
    </number:date-style>
    <number:time-style style:name="N10150" number:language="en" number:country="US">
      <number:hours/>
      <number:text>:</number:text>
      <number:minutes number:style="long"/>
      <number:text> </number:text>
      <number:am-pm/>
    </number:tim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2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2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date-style style:name="N1014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number-style style:name="N1013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4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36" number:language="en" number:country="US">
      <number:hours/>
      <number:text>:</number:text>
      <number:minutes number:style="long"/>
    </number:time-style>
    <number:number-style style:name="N1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time-style style:name="N1014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25T07:58:54.369217435</dc:date>
    <meta:editing-duration>PT9H7M51S</meta:editing-duration>
    <meta:editing-cycles>99</meta:editing-cycles>
    <dc:creator>Mateu</dc:creator>
    <meta:document-statistic meta:table-count="2" meta:cell-count="1067" meta:object-count="0"/>
  </office:meta>
</office:document-meta>
</file>